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e machine learning algorithm that I am going to be investigating is the linear regression. This type of MI is supervised learning.<text:s/></text:p>
      <text:p text:style-name="Normal">This type of supervised machine learning<text:s/>analysis is used to predict the value of a variable based on another variable. So, with this there is the independent and dependent variable. The variable we want to predict is called dependent variable. The variable that we use to predict the dependant variable is the independent variable. For example, this would help predict continuous variables such as predictions of market trends and house price predictions.</text:p>
      <text:p text:style-name="Normal">A place where this would be useful is house price predictions. This type of information would be useful to everyone that is in need of purchasing a ho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na Abdi</meta:initial-creator>
    <dc:creator>Muna Abdi</dc:creator>
    <meta:creation-date>2022-01-16T05:24:00Z</meta:creation-date>
    <dc:date>2022-01-16T05:38:00Z</dc:date>
    <meta:template xlink:href="Normal" xlink:type="simple"/>
    <meta:editing-cycles>1</meta:editing-cycles>
    <meta:editing-duration>PT840S</meta:editing-duration>
    <meta:document-statistic meta:page-count="1" meta:paragraph-count="1" meta:word-count="111" meta:character-count="744" meta:row-count="5" meta:non-whitespace-character-count="634"/>
  </office:meta>
</office:document-meta>
</file>